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rme – Polig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rme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rme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Anim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Automobi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Inse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Cisco – Altr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Cisco – Med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Cisco – Prodo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Domino – comu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Domino – numera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Elettronica – componenti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Elettronica – componenti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Elettronica – componenti 3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Elettronica – componenti 4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Elettronica – circui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Elettronica – simbo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Elettronica – strumen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Person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Architettura – sovrastruttur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Architettura – materi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Architettura – costruzi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Architettura – bagno, cuci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Architettura – cuci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Architettura – finestre, por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Diagrammi di fluss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Diagrammi di flusso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Fau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Edific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Pian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Statu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Paesagg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Città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Fior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Terapeutica – gener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eteorolog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Veico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Cartel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Chimica – Amminoacid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Simboli logic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Porte logich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Logó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accin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recc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0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0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03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04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05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06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07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08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09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10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1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rologio – ore 1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Pneumatici – par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Computer – generich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Computer – re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Computer – dispositivi di re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Computer – reti senza fi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Numer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Segnali – pericol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Ogge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Af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Stati Uniti d'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Austral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As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Sud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Europ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Europa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Franc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Francia – regi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segn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Canad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Continen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Medio Orien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America Central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Medioev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Messic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Tempi antich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simbo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storia – 1900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appe – Mond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Ritag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razi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Bandier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usica – strumen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Musica – spartiti music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Pittogrammi Speci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Ricorrenz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Cibo e Bevand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Uma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Ogge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Spazi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Foto – Viagg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Logo OpenOffice.org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Religion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Edific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Pagina Iniziale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Puntini 2</text:p>
          </table:table-cell>
          <table:table-cell table:number-columns-repeated="3"/>
          <table:table-cell office:value-type="string">
            <text:p>06/07/2006 12.12.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3">2007.09.23</text:date>, <text:time>10:08:2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
  </meta:generator>
    <meta:creation-date>2007-06-20T13:52:43</meta:creation-date>
    <dc:creator>AgentK</dc:creator>
    <dc:date>2007-09-23T10:08:28</dc:date>
    <meta:editing-cycles>3</meta:editing-cycles>
    <meta:editing-duration>PT2M45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